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1ecf6" officeooo:paragraph-rsid="0021ecf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06aab" officeooo:paragraph-rsid="00206aab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5ad59" officeooo:paragraph-rsid="0025ad59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72b3a" officeooo:paragraph-rsid="00272b3a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1ea67d" officeooo:paragraph-rsid="001ea67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06aab" officeooo:paragraph-rsid="00206aab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25864" officeooo:paragraph-rsid="00225864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3f8a3" officeooo:paragraph-rsid="0023f8a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06f015" officeooo:paragraph-rsid="0006f015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22f9db" officeooo:paragraph-rsid="0022f9db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1cd429" officeooo:paragraph-rsid="001cd429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34" style:family="paragraph" style:parent-style-name="Standard" style:list-style-name="L1">
      <style:paragraph-properties fo:text-align="start" style:justify-single-word="false"/>
      <style:text-properties fo:language="ru" fo:country="RU" officeooo:rsid="000c3574" officeooo:paragraph-rsid="000c3574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ru" fo:country="RU" officeooo:rsid="001ed765" officeooo:paragraph-rsid="001ed765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ru" fo:country="RU" officeooo:rsid="0023d017" officeooo:paragraph-rsid="0023d017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38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39" style:family="paragraph" style:parent-style-name="Standard" style:list-style-name="L1">
      <style:paragraph-properties fo:text-align="justify" style:justify-single-word="false"/>
      <style:text-properties fo:language="en" fo:country="US" officeooo:rsid="001ea67d" officeooo:paragraph-rsid="001ed765"/>
    </style:style>
    <style:style style:name="P40" style:family="paragraph" style:parent-style-name="Standard" style:list-style-name="L1">
      <style:paragraph-properties fo:text-align="justify" style:justify-single-word="false"/>
      <style:text-properties fo:language="en" fo:country="US" officeooo:rsid="0022f9db" officeooo:paragraph-rsid="0022f9db"/>
    </style:style>
    <style:style style:name="P4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P42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43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8b2d8" officeooo:paragraph-rsid="0028b2d8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9b393" officeooo:paragraph-rsid="0029b39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en" fo:country="US" officeooo:rsid="0028b2d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9c0d4"/>
    </style:style>
    <style:style style:name="T7" style:family="text">
      <style:text-properties fo:language="ru" fo:country="RU" officeooo:rsid="0021ecf6"/>
    </style:style>
    <style:style style:name="T8" style:family="text">
      <style:text-properties officeooo:rsid="000799a5"/>
    </style:style>
    <style:style style:name="T9" style:family="text">
      <style:text-properties officeooo:rsid="0009430a"/>
    </style:style>
    <style:style style:name="T10" style:family="text">
      <style:text-properties officeooo:rsid="000f36f2"/>
    </style:style>
    <style:style style:name="T11" style:family="text">
      <style:text-properties officeooo:rsid="0013a426"/>
    </style:style>
    <style:style style:name="T12" style:family="text">
      <style:text-properties officeooo:rsid="00191f27"/>
    </style:style>
    <style:style style:name="T13" style:family="text">
      <style:text-properties officeooo:rsid="001ad4e0"/>
    </style:style>
    <style:style style:name="T14" style:family="text">
      <style:text-properties officeooo:rsid="0023f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Задачи:</text:p>
      <text:p text:style-name="P10">[<text:span text:style-name="T14">X</text:span>] <text:span text:style-name="T5">Статья на ХабраХабр про самотестируещиеся </text:span>PageObject-<text:span text:style-name="T5">классы</text:span></text:p>
      <text:p text:style-name="P13">[<text:span text:style-name="T14">X</text:span>] <text:span text:style-name="T5">Пропиарить </text:span>PageRecorder <text:span text:style-name="T5">в рассылку </text:span>Selenium Users</text:p>
      <text:p text:style-name="P14">[ ] <text:span text:style-name="T5">Записать видео записи страницы вручную против </text:span>SWD Page Recorder <text:span text:style-name="T5">в фреймворке </text:span>SWD Starter</text:p>
      <text:p text:style-name="P14"/>
      <text:p text:style-name="P7">Идеи? </text:p>
      <text:p text:style-name="P7"/>
      <text:p text:style-name="P8">Проблемы. </text:p>
      <text:p text:style-name="P8"/>
      <text:p text:style-name="P8">Время на создание <text:span text:style-name="T1">PageObject'</text:span>ов. В основном – это запись элементов</text:p>
      <text:p text:style-name="P8"/>
      <text:p text:style-name="P44">Неужели <text:span text:style-name="T1">Record&amp;Play </text:span>быстрее чем пейджобжекты?</text:p>
      <text:p text:style-name="P44"/>
      <text:p text:style-name="P45">Убедить в том, что <text:s/><text:span text:style-name="T4">Record&amp;Play – </text:span>это очень быстро и эффенктивно. </text:p>
      <text:p text:style-name="P45">Убедить в том, что <text:s/><text:span text:style-name="T4">Record&amp;Play </text:span>никуда не годится. </text:p>
      <text:p text:style-name="P7"/>
      <text:p text:style-name="P14"><text:s/></text:p>
      <text:p text:style-name="P3"/>
      <text:p text:style-name="P3"/>
      <text:p text:style-name="P12">SWD Page Recorder – <text:span text:style-name="T5">это не что то такое, что я вам сейчас покажу, как идею... А вы подождите пару месяцев, я допилю интерфейс... а потом, вы </text:span><text:span text:style-name="T7">поймёте</text:span><text:span text:style-name="T5"> насколько это все гибкое и вообще. </text:span></text:p>
      <text:p text:style-name="P5">Может быть. </text:p>
      <text:p text:style-name="P5"/>
      <text:p text:style-name="P6">SWD Page Recorder – это приложение, которое вы можете использовать прямо сейчас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5079797895382714432" text:style-name="L1">
        <text:list-item>
          <text:p text:style-name="P19">Все началось с <text:span text:style-name="T1">SilkTest</text:span></text:p>
        </text:list-item>
        <text:list-item>
          <text:p text:style-name="P20">Борьба с рутиной при создании <text:span text:style-name="T1">PageObject-</text:span>классов</text:p>
        </text:list-item>
        <text:list-item>
          <text:p text:style-name="P20">Компоненты <text:span text:style-name="T1">PageObject</text:span></text:p>
          <text:list>
            <text:list-item>
              <text:p text:style-name="P20">Методы/Действия (весело)</text:p>
              <text:list>
                <text:list-item>
                  <text:p text:style-name="P20">Действия предметной области</text:p>
                </text:list-item>
                <text:list-item>
                  <text:p text:style-name="P20">Использование других <text:span text:style-name="T1">PageObjects</text:span></text:p>
                </text:list-item>
              </text:list>
            </text:list-item>
            <text:list-item>
              <text:p text:style-name="P20">Элементы <text:span text:style-name="T1">(с</text:span>кучно<text:span text:style-name="T1">)</text:span></text:p>
              <text:list>
                <text:list-item>
                  <text:p text:style-name="P21">Рутина записи элемента <text:span text:style-name="T8">(показать, видео)</text:span></text:p>
                </text:list-item>
                <text:list-item>
                  <text:p text:style-name="P21">Переключение контекста</text:p>
                </text:list-item>
                <text:list-item>
                  <text:p text:style-name="P21">Подбор и редактирование локатора</text:p>
                </text:list-item>
              </text:list>
            </text:list-item>
            <text:list-item>
              <text:p text:style-name="P21">Демонстрация работы <text:span text:style-name="T1">Page Recorder </text:span>для подбора элементов</text:p>
              <text:list>
                <text:list-item>
                  <text:p text:style-name="P37">WebElement Explorer</text:p>
                </text:list-item>
                <text:list-item>
                  <text:p text:style-name="P22">Редактирование локаторов</text:p>
                  <text:list>
                    <text:list-item>
                      <text:p text:style-name="P22">Из <text:span text:style-name="T1">Xpath </text:span>в <text:span text:style-name="T1">CSS / Name / HtmlID</text:span></text:p>
                    </text:list-item>
                    <text:list-item>
                      <text:p text:style-name="P22"><text:soft-page-break/>Подсветка <text:span text:style-name="T9">элемента на странице</text:span></text:p>
                    </text:list-item>
                    <text:list-item>
                      <text:p text:style-name="P22">Поиск в <text:span text:style-name="T1">DOM</text:span></text:p>
                    </text:list-item>
                  </text:list>
                </text:list-item>
                <text:list-item>
                  <text:p text:style-name="P22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23">Самотестируемые <text:span text:style-name="T1">PageObject-</text:span>классы <text:span text:style-name="T13">(видео?)</text:span></text:p>
          <text:list>
            <text:list-item>
              <text:p text:style-name="P24">Подход:</text:p>
            </text:list-item>
          </text:list>
        </text:list-item>
      </text:list>
      <text:list xml:id="list6018292514477710250" text:style-name="L2">
        <text:list-item>
          <text:p text:style-name="P41"><text:span text:style-name="T6">Записать </text:span><text:span text:style-name="T3">PageObject</text:span></text:p>
        </text:list-item>
        <text:list-item>
          <text:p text:style-name="P42">Автоматически сгенерировать метод проверки</text:p>
        </text:list-item>
        <text:list-item>
          <text:p text:style-name="P43">Добавить тест</text:p>
        </text:list-item>
      </text:list>
      <text:list xml:id="list171520242160858" text:continue-list="list5079797895382714432" text:style-name="L1">
        <text:list-item>
          <text:list>
            <text:list-item>
              <text:p text:style-name="P25">Выгоды использования самотестируемых <text:span text:style-name="T1">PageObject-</text:span>классов</text:p>
              <text:list>
                <text:list-item>
                  <text:p text:style-name="P25">Это – лёгкие <text:span text:style-name="T1">smoke-</text:span>тесты для вашего приложения</text:p>
                  <text:list>
                    <text:list-item>
                      <text:p text:style-name="P25">Для разных браузеров</text:p>
                    </text:list-item>
                    <text:list-item>
                      <text:p text:style-name="P25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26"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26">Помогают быстро выявить и исправить неверные локаторы <text:span text:style-name="T11">до прогона «тяжёлых» тестов</text:span></text:p>
                    </text:list-item>
                  </text:list>
                </text:list-item>
                <text:list-item>
                  <text:p text:style-name="P27">Это – чёткий и простой путь:</text:p>
                  <text:list>
                    <text:list-item>
                      <text:p text:style-name="P27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28">Что необходимо для создания самотестируемого <text:span text:style-name="T1">PageObject-</text:span>класса?</text:p>
              <text:list>
                <text:list-item>
                  <text:p text:style-name="P29">Методы <text:span text:style-name="T1">Page.Invoke</text:span><text:span text:style-name="T12">()</text:span><text:span text:style-name="T1"> </text:span>и <text:s/><text:span text:style-name="T1">Page.Exists</text:span><text:span text:style-name="T12">()</text:span></text:p>
                </text:list-item>
                <text:list-item>
                  <text:p text:style-name="P30">Метод <text:span text:style-name="T1">VerifyExpectedControls()</text:span></text:p>
                </text:list-item>
                <text:list-item>
                  <text:p text:style-name="P31">Универсальный метод проверки</text:p>
                </text:list-item>
                <text:list-item>
                  <text:p text:style-name="P30"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17"/>
      <text:list xml:id="list171520269167804" text:continue-numbering="true" text:style-name="L1">
        <text:list-item>
          <text:list>
            <text:list-item>
              <text:p text:style-name="P32">Автоматическая генерация кода проверки (правка шаблона авто генератора)</text:p>
              <text:list>
                <text:list-item>
                  <text:p text:style-name="P33">Формат <text:span text:style-name="T1">cshtml</text:span></text:p>
                </text:list-item>
                <text:list-item>
                  <text:p text:style-name="P33">Собственный внешний генератор</text:p>
                  <text:list>
                    <text:list-item>
                      <text:p text:style-name="P38"><text:span text:style-name="T10">JSON</text:span> file</text:p>
                    </text:list-item>
                    <text:list-item>
                      <text:p text:style-name="P34">Пример на <text:span text:style-name="T2">perl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urbo speed Page Recording</text:p>
          <text:list>
            <text:list-item>
              <text:p text:style-name="P35">Новая фича: генерация нескольких классов для <text:span text:style-name="T1">SWD Starter</text:span></text:p>
            </text:list-item>
          </text:list>
        </text:list-item>
        <text:list-item>
          <text:p text:style-name="P40">JavaScript snippets: API is for weak!</text:p>
          <text:list>
            <text:list-item>
              <text:p text:style-name="P40">Post to twitter</text:p>
            </text:list-item>
            <text:list-item>
              <text:p text:style-name="P40">Facebook</text:p>
            </text:list-item>
            <text:list-item>
              <text:p text:style-name="P40">Add contacts in LinkeIn</text:p>
            </text:list-item>
          </text:list>
        </text:list-item>
        <text:list-item>
          <text:p text:style-name="P36">Демо: Для смоук тестов. Проверить каждое поле на <text:span text:style-name="T1">HTML/Javascript injection</text:span></text:p>
        </text:list-item>
      </text:list>
      <text:p text:style-name="P18"/>
      <text:p text:style-name="P16"/>
      <text:p text:style-name="P15"/>
      <text:p text:style-name="P2"/>
      <text:p text:style-name="P2"/>
      <text:p text:style-name="P2"><text:tab/></text:p>
      <text:p text:style-name="P2"><text:tab/></text:p>
      <text:p text:style-name="P9"/>
      <text:p text:style-name="P9"><text:soft-page-break/></text:p>
      <text:p text:style-name="P9"/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1-25T17:15:20.172000000</dc:date>
    <meta:editing-duration>PT48M48S</meta:editing-duration>
    <meta:editing-cycles>37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66" meta:word-count="364" meta:character-count="2408" meta:non-whitespace-character-count="2131"/>
  </office:meta>
</office:document-meta>
</file>